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293">
            <text:p>4293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2618">
            <text:p>2618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3502">
            <text:p>3502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4445">
            <text:p>4445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4994">
            <text:p>4994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4990">
            <text:p>4990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5689">
            <text:p>5689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5925">
            <text:p>5925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7119">
            <text:p>7119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7781">
            <text:p>7781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8212">
            <text:p>8212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8927">
            <text:p>8927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9085">
            <text:p>9085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9815">
            <text:p>9815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10272">
            <text:p>10272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10767">
            <text:p>10767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11470">
            <text:p>11470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11215">
            <text:p>11215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11527">
            <text:p>11527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11346">
            <text:p>11346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11743">
            <text:p>11743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13369">
            <text:p>13369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14430">
            <text:p>14430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15255">
            <text:p>15255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14411">
            <text:p>14411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15307">
            <text:p>15307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16106">
            <text:p>16106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16260">
            <text:p>16260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17328">
            <text:p>17328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16403">
            <text:p>16403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17549">
            <text:p>17549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18095">
            <text:p>18095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18299">
            <text:p>18299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18364">
            <text:p>18364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19029">
            <text:p>19029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20409">
            <text:p>20409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20913">
            <text:p>20913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23565">
            <text:p>23565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22183">
            <text:p>22183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22843">
            <text:p>22843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23584">
            <text:p>23584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23805">
            <text:p>23805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35416">
            <text:p>35416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33808">
            <text:p>33808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36832">
            <text:p>36832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34588">
            <text:p>34588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35044">
            <text:p>35044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36411">
            <text:p>36411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38266">
            <text:p>38266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38545">
            <text:p>38545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39379">
            <text:p>39379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39505">
            <text:p>39505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40325">
            <text:p>40325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41076">
            <text:p>41076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42634">
            <text:p>42634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42379">
            <text:p>42379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44202">
            <text:p>44202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44970">
            <text:p>44970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44356">
            <text:p>44356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45987">
            <text:p>45987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47331">
            <text:p>47331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46529">
            <text:p>46529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46860">
            <text:p>46860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46622">
            <text:p>46622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48816">
            <text:p>48816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48262">
            <text:p>48262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50810">
            <text:p>50810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51888">
            <text:p>51888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51511">
            <text:p>51511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50664">
            <text:p>50664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52320">
            <text:p>52320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51407">
            <text:p>51407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49380">
            <text:p>49380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52758">
            <text:p>52758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52173">
            <text:p>52173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53464">
            <text:p>53464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54114">
            <text:p>54114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52639">
            <text:p>52639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54868">
            <text:p>54868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55088">
            <text:p>55088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53539">
            <text:p>53539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73963">
            <text:p>73963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57576">
            <text:p>57576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67467">
            <text:p>67467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62282">
            <text:p>62282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61905">
            <text:p>61905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63015">
            <text:p>63015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61978">
            <text:p>61978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64547">
            <text:p>64547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64608">
            <text:p>64608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64054">
            <text:p>64054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66413">
            <text:p>66413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66874">
            <text:p>66874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65833">
            <text:p>65833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66870">
            <text:p>66870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69736">
            <text:p>69736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77524">
            <text:p>77524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69087">
            <text:p>69087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78844">
            <text:p>78844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71053">
            <text:p>71053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74377">
            <text:p>74377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73106">
            <text:p>73106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72364">
            <text:p>72364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74194">
            <text:p>74194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73729">
            <text:p>73729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75304">
            <text:p>75304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65949">
            <text:p>65949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58428">
            <text:p>58428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56390">
            <text:p>56390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58874">
            <text:p>58874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60394">
            <text:p>60394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57793">
            <text:p>57793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60106">
            <text:p>60106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65800">
            <text:p>65800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65902">
            <text:p>65902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64063">
            <text:p>64063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65238">
            <text:p>65238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65742">
            <text:p>65742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68558">
            <text:p>68558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67465">
            <text:p>67465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71814">
            <text:p>71814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67944">
            <text:p>67944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72339">
            <text:p>72339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67852">
            <text:p>67852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77506">
            <text:p>77506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77674">
            <text:p>77674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71596">
            <text:p>71596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70657">
            <text:p>70657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71104">
            <text:p>71104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79088">
            <text:p>79088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77829">
            <text:p>77829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72896">
            <text:p>72896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75422">
            <text:p>75422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76388">
            <text:p>76388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74371">
            <text:p>74371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77081">
            <text:p>77081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75589">
            <text:p>75589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78587">
            <text:p>78587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82243">
            <text:p>82243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80023">
            <text:p>80023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79539">
            <text:p>79539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79651">
            <text:p>79651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83041">
            <text:p>83041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83565">
            <text:p>83565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82867">
            <text:p>82867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83636">
            <text:p>83636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83872">
            <text:p>83872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82047">
            <text:p>82047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92237">
            <text:p>92237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89780">
            <text:p>89780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83738">
            <text:p>83738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90564">
            <text:p>90564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86497">
            <text:p>86497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88633">
            <text:p>88633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92303">
            <text:p>92303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86150">
            <text:p>86150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93483">
            <text:p>93483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90159">
            <text:p>90159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88163">
            <text:p>88163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93794">
            <text:p>93794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98108">
            <text:p>98108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94719">
            <text:p>94719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93527">
            <text:p>93527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94686">
            <text:p>94686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93965">
            <text:p>93965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92882">
            <text:p>92882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95205">
            <text:p>95205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100630">
            <text:p>100630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99835">
            <text:p>99835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97972">
            <text:p>97972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97651">
            <text:p>97651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100683">
            <text:p>100683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102631">
            <text:p>102631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97714">
            <text:p>97714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94567">
            <text:p>94567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102925">
            <text:p>102925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100792">
            <text:p>100792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105701">
            <text:p>105701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106643">
            <text:p>106643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102082">
            <text:p>102082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104607">
            <text:p>104607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114971">
            <text:p>114971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107477">
            <text:p>107477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109265">
            <text:p>109265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106942">
            <text:p>106942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107613">
            <text:p>107613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107888">
            <text:p>107888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106645">
            <text:p>106645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113665">
            <text:p>113665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114218">
            <text:p>114218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113961">
            <text:p>113961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121407">
            <text:p>121407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112360">
            <text:p>112360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112978">
            <text:p>112978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115873">
            <text:p>115873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121795">
            <text:p>121795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117713">
            <text:p>117713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117985">
            <text:p>117985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124636">
            <text:p>124636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118184">
            <text:p>118184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116712">
            <text:p>116712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122224">
            <text:p>122224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121749">
            <text:p>121749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123167">
            <text:p>123167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117729">
            <text:p>117729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120406">
            <text:p>120406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119731">
            <text:p>119731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122035">
            <text:p>122035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128847">
            <text:p>128847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129963">
            <text:p>129963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139349">
            <text:p>139349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127250">
            <text:p>127250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125294">
            <text:p>125294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125050">
            <text:p>125050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132293">
            <text:p>132293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126441">
            <text:p>126441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141157">
            <text:p>141157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122399">
            <text:p>122399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125025">
            <text:p>125025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117785">
            <text:p>117785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122307">
            <text:p>122307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119489">
            <text:p>119489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118686">
            <text:p>118686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120514">
            <text:p>120514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121440">
            <text:p>121440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123187">
            <text:p>123187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128869">
            <text:p>128869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130192">
            <text:p>130192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124190">
            <text:p>124190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133500">
            <text:p>133500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131881">
            <text:p>131881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126511">
            <text:p>126511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157696">
            <text:p>157696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132841">
            <text:p>132841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136523">
            <text:p>136523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133628">
            <text:p>133628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137953">
            <text:p>137953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140553">
            <text:p>140553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133798">
            <text:p>133798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131496">
            <text:p>131496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129130">
            <text:p>129130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144675">
            <text:p>144675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138543">
            <text:p>138543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137090">
            <text:p>137090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137544">
            <text:p>137544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138838">
            <text:p>138838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145397">
            <text:p>145397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154172">
            <text:p>154172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143755">
            <text:p>143755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146312">
            <text:p>146312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141273">
            <text:p>141273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135416">
            <text:p>135416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140999">
            <text:p>140999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143505">
            <text:p>143505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145008">
            <text:p>145008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141949">
            <text:p>141949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151486">
            <text:p>151486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145209">
            <text:p>145209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148338">
            <text:p>148338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146809">
            <text:p>146809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137755">
            <text:p>137755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144007">
            <text:p>144007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141342">
            <text:p>141342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161538">
            <text:p>161538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162191">
            <text:p>162191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159195">
            <text:p>159195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148020">
            <text:p>148020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153149">
            <text:p>153149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148099">
            <text:p>148099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156250">
            <text:p>156250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157578">
            <text:p>157578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154024">
            <text:p>154024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157487">
            <text:p>157487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151802">
            <text:p>151802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157095">
            <text:p>157095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156043">
            <text:p>156043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155581">
            <text:p>155581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152027">
            <text:p>152027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151071">
            <text:p>151071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163251">
            <text:p>163251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163440">
            <text:p>163440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160720">
            <text:p>160720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160301">
            <text:p>160301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158725">
            <text:p>158725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171989">
            <text:p>171989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159680">
            <text:p>159680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167495">
            <text:p>167495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166249">
            <text:p>166249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166276">
            <text:p>166276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160944">
            <text:p>160944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165187">
            <text:p>165187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158228">
            <text:p>158228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169286">
            <text:p>169286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168453">
            <text:p>168453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166553">
            <text:p>166553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181112">
            <text:p>181112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164052">
            <text:p>164052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172820">
            <text:p>172820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172774">
            <text:p>172774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171767">
            <text:p>171767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190532">
            <text:p>190532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185124">
            <text:p>185124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183669">
            <text:p>183669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185493">
            <text:p>185493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186927">
            <text:p>186927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183556">
            <text:p>183556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190800">
            <text:p>190800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182080">
            <text:p>182080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191829">
            <text:p>191829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184304">
            <text:p>184304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189903">
            <text:p>189903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190611">
            <text:p>190611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188055">
            <text:p>188055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198821">
            <text:p>198821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198387">
            <text:p>198387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183370">
            <text:p>183370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179705">
            <text:p>179705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183878">
            <text:p>183878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181913">
            <text:p>181913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177268">
            <text:p>177268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184840">
            <text:p>184840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190220">
            <text:p>190220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188587">
            <text:p>188587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182958">
            <text:p>182958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189721">
            <text:p>189721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184315">
            <text:p>184315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183696">
            <text:p>183696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183825">
            <text:p>183825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185698">
            <text:p>185698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190243">
            <text:p>190243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191857">
            <text:p>191857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188295">
            <text:p>188295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196198">
            <text:p>196198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184687">
            <text:p>184687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188540">
            <text:p>188540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205852">
            <text:p>205852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186851">
            <text:p>186851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203222">
            <text:p>203222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199618">
            <text:p>199618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205908">
            <text:p>205908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191803">
            <text:p>191803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204948">
            <text:p>204948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203659">
            <text:p>203659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210579">
            <text:p>210579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204836">
            <text:p>204836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201352">
            <text:p>201352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201420">
            <text:p>201420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205103">
            <text:p>205103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196373">
            <text:p>196373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204625">
            <text:p>204625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202179">
            <text:p>202179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204965">
            <text:p>204965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207115">
            <text:p>207115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201730">
            <text:p>201730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205429">
            <text:p>205429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200021">
            <text:p>200021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206367">
            <text:p>206367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196900">
            <text:p>196900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209780">
            <text:p>209780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218712">
            <text:p>218712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211767">
            <text:p>211767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218139">
            <text:p>218139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202796">
            <text:p>202796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223647">
            <text:p>223647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214913">
            <text:p>214913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206492">
            <text:p>206492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220434">
            <text:p>220434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228804">
            <text:p>228804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208398">
            <text:p>208398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210757">
            <text:p>210757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208893">
            <text:p>208893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210501">
            <text:p>210501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225223">
            <text:p>225223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218575">
            <text:p>218575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212999">
            <text:p>212999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216425">
            <text:p>216425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230580">
            <text:p>230580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229626">
            <text:p>229626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216577">
            <text:p>216577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220161">
            <text:p>220161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213464">
            <text:p>213464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263106">
            <text:p>263106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235032">
            <text:p>235032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226668">
            <text:p>226668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223562">
            <text:p>223562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225654">
            <text:p>225654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234410">
            <text:p>234410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219824">
            <text:p>219824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231835">
            <text:p>231835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229097">
            <text:p>229097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247145">
            <text:p>247145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231844">
            <text:p>231844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241761">
            <text:p>241761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240255">
            <text:p>240255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221258">
            <text:p>221258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240093">
            <text:p>240093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229789">
            <text:p>229789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247332">
            <text:p>247332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224132">
            <text:p>224132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237436">
            <text:p>237436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241491">
            <text:p>241491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239372">
            <text:p>239372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237982">
            <text:p>237982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237348">
            <text:p>237348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238935">
            <text:p>238935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248236">
            <text:p>248236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235242">
            <text:p>235242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243765">
            <text:p>243765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235708">
            <text:p>235708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247715">
            <text:p>247715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241499">
            <text:p>241499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252906">
            <text:p>252906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236023">
            <text:p>236023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253122">
            <text:p>253122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251305">
            <text:p>251305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250280">
            <text:p>250280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251130">
            <text:p>251130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251198">
            <text:p>251198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254222">
            <text:p>254222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254455">
            <text:p>254455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249885">
            <text:p>249885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243904">
            <text:p>243904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256623">
            <text:p>256623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256622">
            <text:p>256622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249262">
            <text:p>249262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1004101">
            <text:p>1004101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948410">
            <text:p>948410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962422">
            <text:p>962422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935295">
            <text:p>935295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956543">
            <text:p>956543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967588">
            <text:p>967588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960527">
            <text:p>960527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969963">
            <text:p>969963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951487">
            <text:p>951487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273482">
            <text:p>273482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291172">
            <text:p>291172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266233">
            <text:p>266233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245694">
            <text:p>245694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264261">
            <text:p>264261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266956">
            <text:p>266956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265323">
            <text:p>265323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260112">
            <text:p>260112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261524">
            <text:p>261524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276195">
            <text:p>276195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272882">
            <text:p>272882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278986">
            <text:p>278986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280519">
            <text:p>280519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277993">
            <text:p>277993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269830">
            <text:p>269830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265475">
            <text:p>265475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262136">
            <text:p>262136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259232">
            <text:p>259232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251460">
            <text:p>251460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269093">
            <text:p>269093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262115">
            <text:p>262115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345827">
            <text:p>345827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319790">
            <text:p>319790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291163">
            <text:p>291163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304602">
            <text:p>304602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297941">
            <text:p>297941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291793">
            <text:p>291793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294651">
            <text:p>294651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318906">
            <text:p>318906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287665">
            <text:p>287665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293595">
            <text:p>293595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285700">
            <text:p>285700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303500">
            <text:p>303500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292330">
            <text:p>292330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299669">
            <text:p>299669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299551">
            <text:p>299551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303304">
            <text:p>303304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292873">
            <text:p>292873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305760">
            <text:p>305760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294529">
            <text:p>294529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337775">
            <text:p>337775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282611">
            <text:p>282611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296173">
            <text:p>296173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294183">
            <text:p>294183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307604">
            <text:p>307604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315410">
            <text:p>315410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311063">
            <text:p>311063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304444">
            <text:p>304444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305611">
            <text:p>305611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304790">
            <text:p>304790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318971">
            <text:p>318971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289538">
            <text:p>289538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297681">
            <text:p>297681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312870">
            <text:p>312870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327107">
            <text:p>327107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328767">
            <text:p>328767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322058">
            <text:p>322058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292761">
            <text:p>29276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32:29</meta:creation-date>
    <dc:date>2014-04-25T13:33:11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317cm" svg:y="1.054cm" svg:width="9.99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4293">
                <text:p>4293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7781">
                <text:p>7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9085">
                <text:p>9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1470">
                <text:p>114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1527">
                <text:p>11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1743">
                <text:p>117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3369">
                <text:p>133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4430">
                <text:p>144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5255">
                <text:p>15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14411">
                <text:p>14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15307">
                <text:p>15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16106">
                <text:p>161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16403">
                <text:p>16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17549">
                <text:p>17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18095">
                <text:p>18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18299">
                <text:p>18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18364">
                <text:p>18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19029">
                <text:p>19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20913">
                <text:p>20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23565">
                <text:p>23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22183">
                <text:p>22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23584">
                <text:p>23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35416">
                <text:p>35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33808">
                <text:p>33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36832">
                <text:p>36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34588">
                <text:p>34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35044">
                <text:p>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36411">
                <text:p>364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38266">
                <text:p>38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38545">
                <text:p>385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39379">
                <text:p>39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39505">
                <text:p>39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40325">
                <text:p>40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42634">
                <text:p>42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42379">
                <text:p>423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44202">
                <text:p>44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44970">
                <text:p>449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44356">
                <text:p>44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45987">
                <text:p>459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47331">
                <text:p>473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46529">
                <text:p>46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46860">
                <text:p>468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46622">
                <text:p>46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48816">
                <text:p>48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48262">
                <text:p>482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50810">
                <text:p>508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51888">
                <text:p>51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51511">
                <text:p>515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50664">
                <text:p>50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52320">
                <text:p>523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51407">
                <text:p>514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49380">
                <text:p>493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52758">
                <text:p>52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52173">
                <text:p>52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53464">
                <text:p>53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54114">
                <text:p>54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52639">
                <text:p>526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54868">
                <text:p>54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55088">
                <text:p>55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53539">
                <text:p>535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73963">
                <text:p>739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57576">
                <text:p>57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67467">
                <text:p>674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62282">
                <text:p>622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61905">
                <text:p>61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63015">
                <text:p>63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61978">
                <text:p>619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64547">
                <text:p>64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64608">
                <text:p>64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64054">
                <text:p>640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66413">
                <text:p>66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66874">
                <text:p>668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65833">
                <text:p>658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66870">
                <text:p>668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69736">
                <text:p>697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77524">
                <text:p>775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69087">
                <text:p>690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71053">
                <text:p>710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74377">
                <text:p>743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73106">
                <text:p>731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72364">
                <text:p>723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74194">
                <text:p>741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73729">
                <text:p>737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75304">
                <text:p>753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65949">
                <text:p>659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58428">
                <text:p>58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56390">
                <text:p>563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58874">
                <text:p>58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60394">
                <text:p>603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57793">
                <text:p>577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60106">
                <text:p>60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65800">
                <text:p>658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65902">
                <text:p>659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64063">
                <text:p>64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65238">
                <text:p>65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65742">
                <text:p>65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68558">
                <text:p>685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67465">
                <text:p>67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71814">
                <text:p>718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67944">
                <text:p>679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72339">
                <text:p>723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67852">
                <text:p>67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77506">
                <text:p>775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77674">
                <text:p>776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71596">
                <text:p>71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70657">
                <text:p>70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71104">
                <text:p>71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79088">
                <text:p>790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77829">
                <text:p>77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72896">
                <text:p>72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75422">
                <text:p>754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76388">
                <text:p>763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74371">
                <text:p>74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77081">
                <text:p>770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75589">
                <text:p>75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78587">
                <text:p>78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82243">
                <text:p>822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80023">
                <text:p>800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79539">
                <text:p>795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79651">
                <text:p>796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83041">
                <text:p>83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83565">
                <text:p>835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82867">
                <text:p>828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83636">
                <text:p>83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83872">
                <text:p>838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82047">
                <text:p>820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92237">
                <text:p>922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89780">
                <text:p>897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83738">
                <text:p>837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90564">
                <text:p>905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86497">
                <text:p>864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88633">
                <text:p>886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92303">
                <text:p>923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86150">
                <text:p>861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93483">
                <text:p>93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90159">
                <text:p>901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88163">
                <text:p>881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93794">
                <text:p>937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98108">
                <text:p>981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94719">
                <text:p>947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93527">
                <text:p>935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94686">
                <text:p>946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93965">
                <text:p>939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92882">
                <text:p>928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95205">
                <text:p>952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100630">
                <text:p>1006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99835">
                <text:p>998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97972">
                <text:p>979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97651">
                <text:p>97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100683">
                <text:p>1006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102631">
                <text:p>1026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97714">
                <text:p>977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94567">
                <text:p>945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102925">
                <text:p>1029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100792">
                <text:p>1007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105701">
                <text:p>1057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106643">
                <text:p>1066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102082">
                <text:p>102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104607">
                <text:p>1046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114971">
                <text:p>1149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107477">
                <text:p>1074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109265">
                <text:p>1092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106942">
                <text:p>1069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107613">
                <text:p>1076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107888">
                <text:p>1078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106645">
                <text:p>1066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113665">
                <text:p>1136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114218">
                <text:p>1142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113961">
                <text:p>1139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121407">
                <text:p>1214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112360">
                <text:p>1123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112978">
                <text:p>1129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115873">
                <text:p>1158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121795">
                <text:p>1217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117713">
                <text:p>1177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117985">
                <text:p>1179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124636">
                <text:p>1246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118184">
                <text:p>1181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116712">
                <text:p>116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122224">
                <text:p>1222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121749">
                <text:p>1217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123167">
                <text:p>1231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117729">
                <text:p>1177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120406">
                <text:p>1204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119731">
                <text:p>1197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122035">
                <text:p>1220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128847">
                <text:p>128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129963">
                <text:p>129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139349">
                <text:p>1393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127250">
                <text:p>1272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125294">
                <text:p>1252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125050">
                <text:p>1250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132293">
                <text:p>1322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126441">
                <text:p>1264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141157">
                <text:p>1411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122399">
                <text:p>1223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125025">
                <text:p>1250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117785">
                <text:p>1177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122307">
                <text:p>1223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119489">
                <text:p>1194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118686">
                <text:p>1186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120514">
                <text:p>1205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121440">
                <text:p>1214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123187">
                <text:p>1231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128869">
                <text:p>128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130192">
                <text:p>1301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124190">
                <text:p>1241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133500">
                <text:p>1335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131881">
                <text:p>1318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126511">
                <text:p>1265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157696">
                <text:p>157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132841">
                <text:p>132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136523">
                <text:p>1365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133628">
                <text:p>1336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137953">
                <text:p>1379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140553">
                <text:p>1405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133798">
                <text:p>1337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131496">
                <text:p>1314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129130">
                <text:p>12913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144675">
                <text:p>1446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138543">
                <text:p>1385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137090">
                <text:p>13709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137544">
                <text:p>1375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138838">
                <text:p>1388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145397">
                <text:p>1453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154172">
                <text:p>154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143755">
                <text:p>1437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146312">
                <text:p>1463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141273">
                <text:p>1412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135416">
                <text:p>1354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140999">
                <text:p>1409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143505">
                <text:p>1435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145008">
                <text:p>145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141949">
                <text:p>1419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151486">
                <text:p>1514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145209">
                <text:p>145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148338">
                <text:p>1483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146809">
                <text:p>1468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137755">
                <text:p>1377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144007">
                <text:p>1440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141342">
                <text:p>1413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161538">
                <text:p>1615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162191">
                <text:p>1621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159195">
                <text:p>1591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148020">
                <text:p>1480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153149">
                <text:p>1531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148099">
                <text:p>1480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156250">
                <text:p>1562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157578">
                <text:p>1575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154024">
                <text:p>1540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157487">
                <text:p>1574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151802">
                <text:p>1518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157095">
                <text:p>157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156043">
                <text:p>1560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155581">
                <text:p>1555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152027">
                <text:p>1520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151071">
                <text:p>1510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163251">
                <text:p>1632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163440">
                <text:p>1634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160720">
                <text:p>1607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160301">
                <text:p>1603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158725">
                <text:p>1587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171989">
                <text:p>171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159680">
                <text:p>1596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167495">
                <text:p>1674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166249">
                <text:p>1662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166276">
                <text:p>1662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160944">
                <text:p>1609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165187">
                <text:p>1651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158228">
                <text:p>1582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169286">
                <text:p>1692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168453">
                <text:p>1684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166553">
                <text:p>1665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181112">
                <text:p>181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164052">
                <text:p>1640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172820">
                <text:p>1728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172774">
                <text:p>1727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171767">
                <text:p>1717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190532">
                <text:p>1905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185124">
                <text:p>1851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183669">
                <text:p>1836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185493">
                <text:p>1854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186927">
                <text:p>1869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183556">
                <text:p>1835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190800">
                <text:p>1908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182080">
                <text:p>1820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191829">
                <text:p>1918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184304">
                <text:p>1843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189903">
                <text:p>1899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190611">
                <text:p>1906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188055">
                <text:p>1880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198821">
                <text:p>1988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198387">
                <text:p>1983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183370">
                <text:p>1833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179705">
                <text:p>1797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183878">
                <text:p>1838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181913">
                <text:p>1819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177268">
                <text:p>1772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184840">
                <text:p>1848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190220">
                <text:p>1902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188587">
                <text:p>1885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182958">
                <text:p>1829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189721">
                <text:p>1897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184315">
                <text:p>1843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183696">
                <text:p>1836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183825">
                <text:p>1838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185698">
                <text:p>1856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190243">
                <text:p>1902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191857">
                <text:p>1918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188295">
                <text:p>1882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196198">
                <text:p>1961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184687">
                <text:p>1846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188540">
                <text:p>1885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205852">
                <text:p>205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186851">
                <text:p>1868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203222">
                <text:p>2032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199618">
                <text:p>1996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205908">
                <text:p>2059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191803">
                <text:p>1918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204948">
                <text:p>2049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203659">
                <text:p>2036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210579">
                <text:p>2105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204836">
                <text:p>2048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201352">
                <text:p>2013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201420">
                <text:p>2014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205103">
                <text:p>2051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196373">
                <text:p>1963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204625">
                <text:p>2046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202179">
                <text:p>2021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204965">
                <text:p>2049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207115">
                <text:p>2071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201730">
                <text:p>2017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205429">
                <text:p>2054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200021">
                <text:p>2000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206367">
                <text:p>2063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196900">
                <text:p>1969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209780">
                <text:p>2097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218712">
                <text:p>2187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211767">
                <text:p>2117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218139">
                <text:p>2181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202796">
                <text:p>2027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223647">
                <text:p>2236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214913">
                <text:p>2149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206492">
                <text:p>206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220434">
                <text:p>2204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228804">
                <text:p>2288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208398">
                <text:p>2083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210757">
                <text:p>2107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208893">
                <text:p>2088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210501">
                <text:p>2105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225223">
                <text:p>2252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218575">
                <text:p>2185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212999">
                <text:p>2129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216425">
                <text:p>2164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230580">
                <text:p>2305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229626">
                <text:p>2296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216577">
                <text:p>2165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220161">
                <text:p>2201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213464">
                <text:p>2134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263106">
                <text:p>2631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235032">
                <text:p>2350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226668">
                <text:p>2266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223562">
                <text:p>2235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225654">
                <text:p>2256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234410">
                <text:p>2344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219824">
                <text:p>2198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231835">
                <text:p>2318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229097">
                <text:p>2290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247145">
                <text:p>2471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231844">
                <text:p>2318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241761">
                <text:p>2417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240255">
                <text:p>2402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221258">
                <text:p>2212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240093">
                <text:p>240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229789">
                <text:p>2297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247332">
                <text:p>2473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224132">
                <text:p>2241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237436">
                <text:p>237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241491">
                <text:p>2414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239372">
                <text:p>239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237982">
                <text:p>2379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237348">
                <text:p>2373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238935">
                <text:p>2389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248236">
                <text:p>2482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235242">
                <text:p>2352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243765">
                <text:p>2437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235708">
                <text:p>2357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247715">
                <text:p>2477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241499">
                <text:p>2414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252906">
                <text:p>2529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236023">
                <text:p>2360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253122">
                <text:p>2531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251305">
                <text:p>2513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250280">
                <text:p>2502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251130">
                <text:p>2511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251198">
                <text:p>2511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254222">
                <text:p>2542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254455">
                <text:p>2544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249885">
                <text:p>2498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243904">
                <text:p>2439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256623">
                <text:p>2566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256622">
                <text:p>2566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249262">
                <text:p>2492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1004101">
                <text:p>1004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948410">
                <text:p>9484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962422">
                <text:p>9624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935295">
                <text:p>9352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956543">
                <text:p>9565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967588">
                <text:p>9675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960527">
                <text:p>9605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969963">
                <text:p>969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951487">
                <text:p>9514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273482">
                <text:p>2734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291172">
                <text:p>2911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266233">
                <text:p>2662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245694">
                <text:p>2456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264261">
                <text:p>2642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266956">
                <text:p>2669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265323">
                <text:p>2653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260112">
                <text:p>2601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261524">
                <text:p>2615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276195">
                <text:p>2761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272882">
                <text:p>2728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278986">
                <text:p>2789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280519">
                <text:p>2805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277993">
                <text:p>2779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269830">
                <text:p>2698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265475">
                <text:p>2654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262136">
                <text:p>2621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259232">
                <text:p>2592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251460">
                <text:p>2514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269093">
                <text:p>2690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262115">
                <text:p>2621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345827">
                <text:p>3458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319790">
                <text:p>3197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291163">
                <text:p>2911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304602">
                <text:p>3046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297941">
                <text:p>2979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291793">
                <text:p>2917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294651">
                <text:p>2946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318906">
                <text:p>3189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287665">
                <text:p>2876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293595">
                <text:p>2935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285700">
                <text:p>2857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303500">
                <text:p>3035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292330">
                <text:p>29233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299669">
                <text:p>2996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299551">
                <text:p>2995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303304">
                <text:p>3033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292873">
                <text:p>2928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305760">
                <text:p>3057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294529">
                <text:p>2945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337775">
                <text:p>3377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282611">
                <text:p>2826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296173">
                <text:p>2961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294183">
                <text:p>2941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307604">
                <text:p>3076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315410">
                <text:p>3154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311063">
                <text:p>3110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304444">
                <text:p>3044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305611">
                <text:p>3056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304790">
                <text:p>30479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318971">
                <text:p>3189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289538">
                <text:p>289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297681">
                <text:p>2976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312870">
                <text:p>3128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327107">
                <text:p>3271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328767">
                <text:p>3287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322058">
                <text:p>322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292761">
                <text:p>292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